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2.1327in"/>
    </style:style>
    <style:style style:name="co4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office:value-type="float" office:value="0.0785389196495733" calcext:value-type="float">
            <text:p>0.0785389196</text:p>
          </table:table-cell>
          <table:table-cell table:style-name="ce3" office:value-type="float" office:value="0.260837904752658" calcext:value-type="float">
            <text:p>0.2608379048</text:p>
          </table:table-cell>
          <table:table-cell table:style-name="ce3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office:value-type="float" office:value="0.0852197736113419" calcext:value-type="float">
            <text:p>0.0852197736</text:p>
          </table:table-cell>
          <table:table-cell table:style-name="ce3" office:value-type="float" office:value="0.272553683835785" calcext:value-type="float">
            <text:p>0.2725536838</text:p>
          </table:table-cell>
          <table:table-cell table:style-name="ce3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0873472697523198" calcext:value-type="float">
            <text:p>0.0873472698</text:p>
          </table:table-cell>
          <table:table-cell table:style-name="ce3" office:value-type="float" office:value="0.275660630774957" calcext:value-type="float">
            <text:p>0.2756606308</text:p>
          </table:table-cell>
          <table:table-cell table:style-name="ce3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3" office:value-type="float" office:value="0.280207777076557" calcext:value-type="float">
            <text:p>0.2802077771</text:p>
          </table:table-cell>
          <table:table-cell table:style-name="ce3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4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table:style-name="ce3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3" office:value-type="float" office:value="0.280207777076557" calcext:value-type="float">
            <text:p>0.2802077771</text:p>
          </table:table-cell>
          <table:table-cell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1894536171347" calcext:value-type="float">
            <text:p>0.0618945362</text:p>
          </table:table-cell>
          <table:table-cell office:value-type="float" office:value="0.219023577196304" calcext:value-type="float">
            <text:p>0.2190235772</text:p>
          </table:table-cell>
          <table:table-cell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78106761169206" calcext:value-type="float">
            <text:p>0.0978106761</text:p>
          </table:table-cell>
          <table:table-cell office:value-type="float" office:value="0.28258653332686" calcext:value-type="float">
            <text:p>0.2825865333</text:p>
          </table:table-cell>
          <table:table-cell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65061967418082" calcext:value-type="float">
            <text:p>0.0865061967</text:p>
          </table:table-cell>
          <table:table-cell office:value-type="float" office:value="0.267618169166788" calcext:value-type="float">
            <text:p>0.2676181692</text:p>
          </table:table-cell>
          <table:table-cell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88897145420006" calcext:value-type="float">
            <text:p>0.0988897145</text:p>
          </table:table-cell>
          <table:table-cell table:style-name="ce3" office:value-type="float" office:value="0.285256565852711" calcext:value-type="float">
            <text:p>0.2852565659</text:p>
          </table:table-cell>
          <table:table-cell table:style-name="ce3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0000396371797" calcext:value-type="float">
            <text:p>0.1000003964</text:p>
          </table:table-cell>
          <table:table-cell office:value-type="float" office:value="0.286081848633429" calcext:value-type="float">
            <text:p>0.2860818486</text:p>
          </table:table-cell>
          <table:table-cell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84042065419608" calcext:value-type="float">
            <text:p>0.0884042065</text:p>
          </table:table-cell>
          <table:table-cell office:value-type="float" office:value="0.26849199799343" calcext:value-type="float">
            <text:p>0.268491998</text:p>
          </table:table-cell>
          <table:table-cell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01021832108626" calcext:value-type="float">
            <text:p>0.1010218321</text:p>
          </table:table-cell>
          <table:table-cell table:style-name="ce3" office:value-type="float" office:value="0.288331148761267" calcext:value-type="float">
            <text:p>0.2883311488</text:p>
          </table:table-cell>
          <table:table-cell table:style-name="ce3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1747238834119" calcext:value-type="float">
            <text:p>0.1017472388</text:p>
          </table:table-cell>
          <table:table-cell office:value-type="float" office:value="0.289075521465443" calcext:value-type="float">
            <text:p>0.2890755215</text:p>
          </table:table-cell>
          <table:table-cell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561911063074" calcext:value-type="float">
            <text:p>0.0946561911</text:p>
          </table:table-cell>
          <table:table-cell office:value-type="float" office:value="0.279495768402997" calcext:value-type="float">
            <text:p>0.2794957684</text:p>
          </table:table-cell>
          <table:table-cell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3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02382793030992" calcext:value-type="float">
            <text:p>0.102382793</text:p>
          </table:table-cell>
          <table:table-cell table:style-name="ce3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0364600709069" calcext:value-type="float">
            <text:p>0.1003646007</text:p>
          </table:table-cell>
          <table:table-cell office:value-type="float" office:value="0.279350130265223" calcext:value-type="float">
            <text:p>0.2793501303</text:p>
          </table:table-cell>
          <table:table-cell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713396229374" calcext:value-type="float">
            <text:p>0.0946713396</text:p>
          </table:table-cell>
          <table:table-cell office:value-type="float" office:value="0.273734970953282" calcext:value-type="float">
            <text:p>0.273734971</text:p>
          </table:table-cell>
          <table:table-cell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3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3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3" office:value-type="float" office:value="0.110695111111883" calcext:value-type="float">
            <text:p>0.1106951111</text:p>
          </table:table-cell>
          <table:table-cell office:value-type="float" office:value="0.297020890981763" calcext:value-type="float">
            <text:p>0.297020891</text:p>
          </table:table-cell>
          <table:table-cell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8835008585197" calcext:value-type="float">
            <text:p>0.1088350086</text:p>
          </table:table-cell>
          <table:table-cell office:value-type="float" office:value="0.291972102205609" calcext:value-type="float">
            <text:p>0.2919721022</text:p>
          </table:table-cell>
          <table:table-cell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3" office:value-type="float" office:value="0.297571079502241" calcext:value-type="float">
            <text:p>0.2975710795</text:p>
          </table:table-cell>
          <table:table-cell table:style-name="ce3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table:style-name="ce2" office:value-type="string" calcext:value-type="string">
            <text:p>0.10863467824719424</text:p>
          </table:table-cell>
          <table:table-cell office:value-type="float" office:value="0.286858585368222" calcext:value-type="float">
            <text:p>0.2868585854</text:p>
          </table:table-cell>
          <table:table-cell office:value-type="float" office:value="0.158418868414818" calcext:value-type="float">
            <text:p>0.1584188684</text:p>
          </table:table-cell>
          <table:table-cell office:value-type="float" office:value="0.105397223464983" calcext:value-type="float">
            <text:p>0.1053972235</text:p>
          </table:table-cell>
          <table:table-cell office:value-type="float" office:value="0.278249753224267" calcext:value-type="float">
            <text:p>0.2782497532</text:p>
          </table:table-cell>
          <table:table-cell table:style-name="ce3" office:value-type="float" office:value="0.152809091812325" calcext:value-type="float">
            <text:p>0.1528090918</text:p>
          </table:table-cell>
          <table:table-cell office:value-type="float" office:value="0.0991531059995869" calcext:value-type="float">
            <text:p>0.099153106</text:p>
          </table:table-cell>
          <table:table-cell office:value-type="float" office:value="0.261485185364985" calcext:value-type="float">
            <text:p>0.2614851854</text:p>
          </table:table-cell>
          <table:table-cell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30312541742" calcext:value-type="float">
            <text:p>0.1127303125</text:p>
          </table:table-cell>
          <table:table-cell office:value-type="float" office:value="0.298056539961487" calcext:value-type="float">
            <text:p>0.29805654</text:p>
          </table:table-cell>
          <table:table-cell office:value-type="float" office:value="0.165182699876952" calcext:value-type="float">
            <text:p>0.1651826999</text:p>
          </table:table-cell>
          <table:table-cell office:value-type="float" office:value="0.110637877357169" calcext:value-type="float">
            <text:p>0.1106378774</text:p>
          </table:table-cell>
          <table:table-cell office:value-type="float" office:value="0.292554654756703" calcext:value-type="float">
            <text:p>0.2925546548</text:p>
          </table:table-cell>
          <table:table-cell office:value-type="float" office:value="0.161667036066125" calcext:value-type="float">
            <text:p>0.1616670361</text:p>
          </table:table-cell>
          <table:table-cell office:value-type="float" office:value="0.10693973327105" calcext:value-type="float">
            <text:p>0.1069397333</text:p>
          </table:table-cell>
          <table:table-cell table:style-name="ce3" office:value-type="float" office:value="0.283962004628056" calcext:value-type="float">
            <text:p>0.2839620046</text:p>
          </table:table-cell>
          <table:table-cell office:value-type="float" office:value="0.155193629005755" calcext:value-type="float">
            <text:p>0.155193629</text:p>
          </table:table-cell>
          <table:table-cell table:style-name="ce3" office:value-type="float" office:value="0.100222612308743" calcext:value-type="float">
            <text:p>0.1002226123</text:p>
          </table:table-cell>
          <table:table-cell office:value-type="float" office:value="0.267521077074939" calcext:value-type="float">
            <text:p>0.2675210771</text:p>
          </table:table-cell>
          <table:table-cell table:style-name="ce3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0368302157347" calcext:value-type="float">
            <text:p>0.1103683022</text:p>
          </table:table-cell>
          <table:table-cell office:value-type="float" office:value="0.292036830266841" calcext:value-type="float">
            <text:p>0.2920368303</text:p>
          </table:table-cell>
          <table:table-cell office:value-type="float" office:value="0.161873390246326" calcext:value-type="float">
            <text:p>0.1618733902</text:p>
          </table:table-cell>
          <table:table-cell office:value-type="float" office:value="0.108737006713032" calcext:value-type="float">
            <text:p>0.1087370067</text:p>
          </table:table-cell>
          <table:table-cell office:value-type="float" office:value="0.286761493276373" calcext:value-type="float">
            <text:p>0.2867614933</text:p>
          </table:table-cell>
          <table:table-cell office:value-type="float" office:value="0.158373011930329" calcext:value-type="float">
            <text:p>0.1583730119</text:p>
          </table:table-cell>
          <table:table-cell office:value-type="float" office:value="0.105293696426746" calcext:value-type="float">
            <text:p>0.1052936964</text:p>
          </table:table-cell>
          <table:table-cell office:value-type="float" office:value="0.278071751055876" calcext:value-type="float">
            <text:p>0.2780717511</text:p>
          </table:table-cell>
          <table:table-cell office:value-type="float" office:value="0.15256452389505" calcext:value-type="float">
            <text:p>0.1525645239</text:p>
          </table:table-cell>
          <table:table-cell office:value-type="float" office:value="0.0990973877652421" calcext:value-type="float">
            <text:p>0.0990973878</text:p>
          </table:table-cell>
          <table:table-cell office:value-type="float" office:value="0.261371911257828" calcext:value-type="float">
            <text:p>0.2613719113</text:p>
          </table:table-cell>
          <table:table-cell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12755259548567" calcext:value-type="float">
            <text:p>0.1127552595</text:p>
          </table:table-cell>
          <table:table-cell table:style-name="ce3" office:value-type="float" office:value="0.298088903992103" calcext:value-type="float">
            <text:p>0.298088904</text:p>
          </table:table-cell>
          <table:table-cell table:style-name="ce3" office:value-type="float" office:value="0.165327912077834" calcext:value-type="float">
            <text:p>0.1653279121</text:p>
          </table:table-cell>
          <table:table-cell table:style-name="ce3" office:value-type="float" office:value="0.110766276008079" calcext:value-type="float">
            <text:p>0.110766276</text:p>
          </table:table-cell>
          <table:table-cell table:style-name="ce3" office:value-type="float" office:value="0.292910659093483" calcext:value-type="float">
            <text:p>0.2929106591</text:p>
          </table:table-cell>
          <table:table-cell table:style-name="ce3" office:value-type="float" office:value="0.161781677277348" calcext:value-type="float">
            <text:p>0.1617816773</text:p>
          </table:table-cell>
          <table:table-cell table:style-name="ce3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3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0.114899727996727" calcext:value-type="float">
            <text:p>0.114899728</text:p>
          </table:table-cell>
          <table:table-cell office:value-type="float" office:value="0.30490153243685" calcext:value-type="float">
            <text:p>0.3049015324</text:p>
          </table:table-cell>
          <table:table-cell office:value-type="float" office:value="0.170738977247541" calcext:value-type="float">
            <text:p>0.1707389772</text:p>
          </table:table-cell>
          <table:table-cell office:value-type="float" office:value="0.113471095183003" calcext:value-type="float">
            <text:p>0.1134710952</text:p>
          </table:table-cell>
          <table:table-cell office:value-type="float" office:value="0.30177840348237" calcext:value-type="float">
            <text:p>0.3017784035</text:p>
          </table:table-cell>
          <table:table-cell office:value-type="float" office:value="0.168988788089542" calcext:value-type="float">
            <text:p>0.1689887881</text:p>
          </table:table-cell>
          <table:table-cell office:value-type="float" office:value="0.111577079208958" calcext:value-type="float">
            <text:p>0.1115770792</text:p>
          </table:table-cell>
          <table:table-cell office:value-type="float" office:value="0.293849215981358" calcext:value-type="float">
            <text:p>0.293849216</text:p>
          </table:table-cell>
          <table:table-cell office:value-type="float" office:value="0.163508938193102" calcext:value-type="float">
            <text:p>0.1635089382</text:p>
          </table:table-cell>
          <table:table-cell office:value-type="float" office:value="0.107496872059752" calcext:value-type="float">
            <text:p>0.1074968721</text:p>
          </table:table-cell>
          <table:table-cell office:value-type="float" office:value="0.281356700163438" calcext:value-type="float">
            <text:p>0.2813567002</text:p>
          </table:table-cell>
          <table:table-cell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8908619527" calcext:value-type="float">
            <text:p>0.1170289086</text:p>
          </table:table-cell>
          <table:table-cell table:style-name="ce3" office:value-type="float" office:value="0.309788501059922" calcext:value-type="float">
            <text:p>0.3097885011</text:p>
          </table:table-cell>
          <table:table-cell office:value-type="float" office:value="0.173551508296202" calcext:value-type="float">
            <text:p>0.1735515083</text:p>
          </table:table-cell>
          <table:table-cell office:value-type="float" office:value="0.115769466273316" calcext:value-type="float">
            <text:p>0.1157694663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71304540556239" calcext:value-type="float">
            <text:p>0.1713045406</text:p>
          </table:table-cell>
          <table:table-cell office:value-type="float" office:value="0.113869048888597" calcext:value-type="float">
            <text:p>0.1138690489</text:p>
          </table:table-cell>
          <table:table-cell table:style-name="ce3" office:value-type="float" office:value="0.300451478227098" calcext:value-type="float">
            <text:p>0.3004514782</text:p>
          </table:table-cell>
          <table:table-cell table:style-name="ce3" office:value-type="float" office:value="0.167399096627256" calcext:value-type="float">
            <text:p>0.1673990966</text:p>
          </table:table-cell>
          <table:table-cell office:value-type="float" office:value="0.109788695900624" calcext:value-type="float">
            <text:p>0.1097886959</text:p>
          </table:table-cell>
          <table:table-cell table:style-name="ce3" office:value-type="float" office:value="0.287651504118323" calcext:value-type="float">
            <text:p>0.2876515041</text:p>
          </table:table-cell>
          <table:table-cell table:style-name="ce3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852845868231" calcext:value-type="float">
            <text:p>0.1148528459</text:p>
          </table:table-cell>
          <table:table-cell office:value-type="float" office:value="0.304982442513391" calcext:value-type="float">
            <text:p>0.3049824425</text:p>
          </table:table-cell>
          <table:table-cell office:value-type="float" office:value="0.170853618458764" calcext:value-type="float">
            <text:p>0.1708536185</text:p>
          </table:table-cell>
          <table:table-cell office:value-type="float" office:value="0.113418930526798" calcext:value-type="float">
            <text:p>0.1134189305</text:p>
          </table:table-cell>
          <table:table-cell office:value-type="float" office:value="0.301228214961891" calcext:value-type="float">
            <text:p>0.301228215</text:p>
          </table:table-cell>
          <table:table-cell office:value-type="float" office:value="0.16863722170846" calcext:value-type="float">
            <text:p>0.1686372217</text:p>
          </table:table-cell>
          <table:table-cell office:value-type="float" office:value="0.11150756935398" calcext:value-type="float">
            <text:p>0.1115075694</text:p>
          </table:table-cell>
          <table:table-cell office:value-type="float" office:value="0.294043400165057" calcext:value-type="float">
            <text:p>0.2940434002</text:p>
          </table:table-cell>
          <table:table-cell office:value-type="float" office:value="0.163638864899154" calcext:value-type="float">
            <text:p>0.1636388649</text:p>
          </table:table-cell>
          <table:table-cell office:value-type="float" office:value="0.107515924192919" calcext:value-type="float">
            <text:p>0.1075159242</text:p>
          </table:table-cell>
          <table:table-cell office:value-type="float" office:value="0.281502338301212" calcext:value-type="float">
            <text:p>0.2815023383</text:p>
          </table:table-cell>
          <table:table-cell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3" office:value-type="float" office:value="0.115865863845649" calcext:value-type="float">
            <text:p>0.1158658638</text:p>
          </table:table-cell>
          <table:table-cell table:style-name="ce3" office:value-type="float" office:value="0.306697736136058" calcext:value-type="float">
            <text:p>0.3066977361</text:p>
          </table:table-cell>
          <table:table-cell table:style-name="ce3" office:value-type="float" office:value="0.171671392432152" calcext:value-type="float">
            <text:p>0.1716713924</text:p>
          </table:table-cell>
          <table:table-cell table:style-name="ce3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3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3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2270569105034" calcext:value-type="float">
            <text:p>0.0952270569</text:p>
          </table:table-cell>
          <table:table-cell office:value-type="float" office:value="0.251533245950451" calcext:value-type="float">
            <text:p>0.251533246</text:p>
          </table:table-cell>
          <table:table-cell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0.107197941032279" calcext:value-type="float">
            <text:p>0.107197941</text:p>
          </table:table-cell>
          <table:table-cell office:value-type="float" office:value="0.293509393659886" calcext:value-type="float">
            <text:p>0.2935093937</text:p>
          </table:table-cell>
          <table:table-cell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9150721361368" calcext:value-type="float">
            <text:p>0.1091507214</text:p>
          </table:table-cell>
          <table:table-cell office:value-type="float" office:value="0.297878537793097" calcext:value-type="float">
            <text:p>0.2978785378</text:p>
          </table:table-cell>
          <table:table-cell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7086120046632" calcext:value-type="float">
            <text:p>0.10708612</text:p>
          </table:table-cell>
          <table:table-cell office:value-type="float" office:value="0.292926841108792" calcext:value-type="float">
            <text:p>0.2929268411</text:p>
          </table:table-cell>
          <table:table-cell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09431295732096" calcext:value-type="float">
            <text:p>0.1094312957</text:p>
          </table:table-cell>
          <table:table-cell table:style-name="ce3" office:value-type="float" office:value="0.298347816237034" calcext:value-type="float">
            <text:p>0.2983478162</text:p>
          </table:table-cell>
          <table:table-cell table:style-name="ce3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61517760545032" calcext:value-type="float">
            <text:p>0.0861517761</text:p>
          </table:table-cell>
          <table:table-cell office:value-type="float" office:value="0.243118597990194" calcext:value-type="float">
            <text:p>0.243118598</text:p>
          </table:table-cell>
          <table:table-cell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office:value-type="float" office:value="0.114203657556326" calcext:value-type="float">
            <text:p>0.1142036576</text:p>
          </table:table-cell>
          <table:table-cell office:value-type="float" office:value="0.30561354111041" calcext:value-type="float">
            <text:p>0.3056135411</text:p>
          </table:table-cell>
          <table:table-cell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1377777851265" calcext:value-type="float">
            <text:p>0.0951377778</text:p>
          </table:table-cell>
          <table:table-cell office:value-type="float" office:value="0.2561774843439" calcext:value-type="float">
            <text:p>0.2561774843</text:p>
          </table:table-cell>
          <table:table-cell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305645905141026" calcext:value-type="float">
            <text:p>0.3056459051</text:p>
          </table:table-cell>
          <table:table-cell office:value-type="float" office:value="0.171075258133794" calcext:value-type="float">
            <text:p>0.1710752581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300241112028092" calcext:value-type="float">
            <text:p>0.300241112</text:p>
          </table:table-cell>
          <table:table-cell office:value-type="float" office:value="0.167995230925613" calcext:value-type="float">
            <text:p>0.1679952309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289609527970613" calcext:value-type="float">
            <text:p>0.289609528</text:p>
          </table:table-cell>
          <table:table-cell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452137836817" calcext:value-type="float">
            <text:p>0.1184521378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7502090805688" calcext:value-type="float">
            <text:p>0.1175020908</text:p>
          </table:table-cell>
          <table:table-cell table:style-name="ce3" office:value-type="float" office:value="0.310824150039646" calcext:value-type="float">
            <text:p>0.31082415</text:p>
          </table:table-cell>
          <table:table-cell table:style-name="ce3" office:value-type="float" office:value="0.174109428857486" calcext:value-type="float">
            <text:p>0.174109428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306309367768662" calcext:value-type="float">
            <text:p>0.3063093678</text:p>
          </table:table-cell>
          <table:table-cell table:style-name="ce3" office:value-type="float" office:value="0.171220470334676" calcext:value-type="float">
            <text:p>0.1712204703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295402689450944" calcext:value-type="float">
            <text:p>0.2954026895</text:p>
          </table:table-cell>
          <table:table-cell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5860924956189" calcext:value-type="float">
            <text:p>0.115860925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5215930762675" calcext:value-type="float">
            <text:p>0.1152159308</text:p>
          </table:table-cell>
          <table:table-cell office:value-type="float" office:value="0.305306082819554" calcext:value-type="float">
            <text:p>0.3053060828</text:p>
          </table:table-cell>
          <table:table-cell office:value-type="float" office:value="0.170845975711349" calcext:value-type="float">
            <text:p>0.1708459757</text:p>
          </table:table-cell>
          <table:table-cell office:value-type="float" office:value="0.113291260133" calcext:value-type="float">
            <text:p>0.1132912601</text:p>
          </table:table-cell>
          <table:table-cell office:value-type="float" office:value="0.299966017767853" calcext:value-type="float">
            <text:p>0.2999660178</text:p>
          </table:table-cell>
          <table:table-cell office:value-type="float" office:value="0.167865304219561" calcext:value-type="float">
            <text:p>0.1678653042</text:p>
          </table:table-cell>
          <table:table-cell office:value-type="float" office:value="0.109978648519984" calcext:value-type="float">
            <text:p>0.1099786485</text:p>
          </table:table-cell>
          <table:table-cell office:value-type="float" office:value="0.289431525802223" calcext:value-type="float">
            <text:p>0.2894315258</text:p>
          </table:table-cell>
          <table:table-cell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8457928913835" calcext:value-type="float">
            <text:p>0.1184579289</text:p>
          </table:table-cell>
          <table:table-cell table:style-name="ce3" office:value-type="float" office:value="0.314157645193132" calcext:value-type="float">
            <text:p>0.3141576452</text:p>
          </table:table-cell>
          <table:table-cell table:style-name="ce3" office:value-type="float" office:value="0.176471037808671" calcext:value-type="float">
            <text:p>0.1764710378</text:p>
          </table:table-cell>
          <table:table-cell table:style-name="ce3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3" office:value-type="float" office:value="0.11607412318666" calcext:value-type="float">
            <text:p>0.1160741232</text:p>
          </table:table-cell>
          <table:table-cell table:style-name="ce3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3" office:value-type="float" office:value="0.112811382385926" calcext:value-type="float">
            <text:p>0.1128113824</text:p>
          </table:table-cell>
          <table:table-cell table:style-name="ce3" office:value-type="float" office:value="0.295791057818341" calcext:value-type="float">
            <text:p>0.2957910578</text:p>
          </table:table-cell>
          <table:table-cell table:style-name="ce3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office:value-type="float" office:value="0.0737195705046881" calcext:value-type="float">
            <text:p>0.0737195705</text:p>
          </table:table-cell>
          <table:table-cell office:value-type="float" office:value="0.236678155897535" calcext:value-type="float">
            <text:p>0.2366781559</text:p>
          </table:table-cell>
          <table:table-cell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7721298638721" calcext:value-type="float">
            <text:p>0.1077212986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729574082886474" calcext:value-type="float">
            <text:p>0.0729574083</text:p>
          </table:table-cell>
          <table:table-cell office:value-type="float" office:value="0.235626324902503" calcext:value-type="float">
            <text:p>0.2356263249</text:p>
          </table:table-cell>
          <table:table-cell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3" office:value-type="float" office:value="0.108861801283975" calcext:value-type="float">
            <text:p>0.1088618013</text:p>
          </table:table-cell>
          <table:table-cell table:style-name="ce3" office:value-type="float" office:value="0.306989012411606" calcext:value-type="float">
            <text:p>0.3069890124</text:p>
          </table:table-cell>
          <table:table-cell table:style-name="ce3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253018259215865" calcext:value-type="float">
            <text:p>0.0253018259</text:p>
          </table:table-cell>
          <table:table-cell office:value-type="float" office:value="0.118824538408013" calcext:value-type="float">
            <text:p>0.1188245384</text:p>
          </table:table-cell>
          <table:table-cell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office:value-type="float" office:value="0.112077333668826" calcext:value-type="float">
            <text:p>0.1120773337</text:p>
          </table:table-cell>
          <table:table-cell office:value-type="float" office:value="0.292538472741395" calcext:value-type="float">
            <text:p>0.2925384727</text:p>
          </table:table-cell>
          <table:table-cell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75884657001" calcext:value-type="float">
            <text:p>0.1127758847</text:p>
          </table:table-cell>
          <table:table-cell office:value-type="float" office:value="0.294399404501837" calcext:value-type="float">
            <text:p>0.2943994045</text:p>
          </table:table-cell>
          <table:table-cell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1972600238962" calcext:value-type="float">
            <text:p>0.1119726002</text:p>
          </table:table-cell>
          <table:table-cell office:value-type="float" office:value="0.292263378481156" calcext:value-type="float">
            <text:p>0.2922633785</text:p>
          </table:table-cell>
          <table:table-cell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3" office:value-type="float" office:value="0.294658316746768" calcext:value-type="float">
            <text:p>0.2946583167</text:p>
          </table:table-cell>
          <table:table-cell table:style-name="ce3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857159973628131" calcext:value-type="float">
            <text:p>0.0857159974</text:p>
          </table:table-cell>
          <table:table-cell office:value-type="float" office:value="0.223570723497904" calcext:value-type="float">
            <text:p>0.2235707235</text:p>
          </table:table-cell>
          <table:table-cell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office:value-type="float" office:value="0.11238093672743" calcext:value-type="float">
            <text:p>0.1123809367</text:p>
          </table:table-cell>
          <table:table-cell office:value-type="float" office:value="0.293752123889509" calcext:value-type="float">
            <text:p>0.2937521239</text:p>
          </table:table-cell>
          <table:table-cell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3426983821872" calcext:value-type="float">
            <text:p>0.1134269838</text:p>
          </table:table-cell>
          <table:table-cell office:value-type="float" office:value="0.296697250675599" calcext:value-type="float">
            <text:p>0.2966972507</text:p>
          </table:table-cell>
          <table:table-cell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2319682335674" calcext:value-type="float">
            <text:p>0.1123196823</text:p>
          </table:table-cell>
          <table:table-cell office:value-type="float" office:value="0.293865397996666" calcext:value-type="float">
            <text:p>0.293865398</text:p>
          </table:table-cell>
          <table:table-cell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3" office:value-type="float" office:value="0.113457668426024" calcext:value-type="float">
            <text:p>0.1134576684</text:p>
          </table:table-cell>
          <table:table-cell table:style-name="ce3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3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32018560378908" calcext:value-type="float">
            <text:p>0.083201856</text:p>
          </table:table-cell>
          <table:table-cell office:value-type="float" office:value="0.218295386507436" calcext:value-type="float">
            <text:p>0.2182953865</text:p>
          </table:table-cell>
          <table:table-cell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office:value-type="float" office:value="0.0839941334921194" calcext:value-type="float">
            <text:p>0.0839941335</text:p>
          </table:table-cell>
          <table:table-cell office:value-type="float" office:value="0.255530203731573" calcext:value-type="float">
            <text:p>0.2555302037</text:p>
          </table:table-cell>
          <table:table-cell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4443929408597" calcext:value-type="float">
            <text:p>0.1144439294</text:p>
          </table:table-cell>
          <table:table-cell office:value-type="float" office:value="0.321698464326747" calcext:value-type="float">
            <text:p>0.3216984643</text:p>
          </table:table-cell>
          <table:table-cell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32302729046756" calcext:value-type="float">
            <text:p>0.0832302729</text:p>
          </table:table-cell>
          <table:table-cell office:value-type="float" office:value="0.254348916614075" calcext:value-type="float">
            <text:p>0.2543489166</text:p>
          </table:table-cell>
          <table:table-cell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5501557990099" calcext:value-type="float">
            <text:p>0.115501558</text:p>
          </table:table-cell>
          <table:table-cell table:style-name="ce3" office:value-type="float" office:value="0.323154845704484" calcext:value-type="float">
            <text:p>0.3231548457</text:p>
          </table:table-cell>
          <table:table-cell table:style-name="ce3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452359601500801" calcext:value-type="float">
            <text:p>0.0452359602</text:p>
          </table:table-cell>
          <table:table-cell office:value-type="float" office:value="0.169781704613493" calcext:value-type="float">
            <text:p>0.1697817046</text:p>
          </table:table-cell>
          <table:table-cell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office:value-type="float" office:value="0.115491947431688" calcext:value-type="float">
            <text:p>0.1154919474</text:p>
          </table:table-cell>
          <table:table-cell office:value-type="float" office:value="0.30231240998754" calcext:value-type="float">
            <text:p>0.30231241</text:p>
          </table:table-cell>
          <table:table-cell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8796874449" calcext:value-type="float">
            <text:p>0.1165879687</text:p>
          </table:table-cell>
          <table:table-cell table:style-name="ce3" office:value-type="float" office:value="0.30462643817661" calcext:value-type="float">
            <text:p>0.3046264382</text:p>
          </table:table-cell>
          <table:table-cell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5414914572535" calcext:value-type="float">
            <text:p>0.1154149146</text:p>
          </table:table-cell>
          <table:table-cell office:value-type="float" office:value="0.302085861773225" calcext:value-type="float">
            <text:p>0.3020858618</text:p>
          </table:table-cell>
          <table:table-cell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3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81757437203306" calcext:value-type="float">
            <text:p>0.0981757437</text:p>
          </table:table-cell>
          <table:table-cell office:value-type="float" office:value="0.253831092124213" calcext:value-type="float">
            <text:p>0.2538310921</text:p>
          </table:table-cell>
          <table:table-cell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office:value-type="float" office:value="0.114800100434144" calcext:value-type="float">
            <text:p>0.1148001004</text:p>
          </table:table-cell>
          <table:table-cell office:value-type="float" office:value="0.302716960370245" calcext:value-type="float">
            <text:p>0.3027169604</text:p>
          </table:table-cell>
          <table:table-cell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3807730655" calcext:value-type="float">
            <text:p>0.1165380773</text:p>
          </table:table-cell>
          <table:table-cell table:style-name="ce3" office:value-type="float" office:value="0.306115183584964" calcext:value-type="float">
            <text:p>0.3061151836</text:p>
          </table:table-cell>
          <table:table-cell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4787689385411" calcext:value-type="float">
            <text:p>0.1147876894</text:p>
          </table:table-cell>
          <table:table-cell office:value-type="float" office:value="0.302506594171238" calcext:value-type="float">
            <text:p>0.3025065942</text:p>
          </table:table-cell>
          <table:table-cell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3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3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67379758443583" calcext:value-type="float">
            <text:p>0.0967379758</text:p>
          </table:table-cell>
          <table:table-cell office:value-type="float" office:value="0.254332734598767" calcext:value-type="float">
            <text:p>0.2543327346</text:p>
          </table:table-cell>
          <table:table-cell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office:value-type="float" office:value="0.0886643241411004" calcext:value-type="float">
            <text:p>0.0886643241</text:p>
          </table:table-cell>
          <table:table-cell office:value-type="float" office:value="0.264753952457239" calcext:value-type="float">
            <text:p>0.2647539525</text:p>
          </table:table-cell>
          <table:table-cell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1083716818" calcext:value-type="float">
            <text:p>0.1170210837</text:p>
          </table:table-cell>
          <table:table-cell office:value-type="float" office:value="0.327701992006084" calcext:value-type="float">
            <text:p>0.327701992</text:p>
          </table:table-cell>
          <table:table-cell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8338401032671" calcext:value-type="float">
            <text:p>0.088338401</text:p>
          </table:table-cell>
          <table:table-cell office:value-type="float" office:value="0.263540301309125" calcext:value-type="float">
            <text:p>0.2635403013</text:p>
          </table:table-cell>
          <table:table-cell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57312295809598" calcext:value-type="float">
            <text:p>0.0573122958</text:p>
          </table:table-cell>
          <table:table-cell office:value-type="float" office:value="0.193763451300225" calcext:value-type="float">
            <text:p>0.1937634513</text:p>
          </table:table-cell>
          <table:table-cell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predict on this machine</text:p>
          </table:table-cell>
          <table:table-cell office:value-type="float" office:value="0.11670667738699" calcext:value-type="float">
            <text:p>0.1167066774</text:p>
          </table:table-cell>
          <table:table-cell office:value-type="float" office:value="0.30721556062592" calcext:value-type="float">
            <text:p>0.3072155606</text:p>
          </table:table-cell>
          <table:table-cell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655886187808" calcext:value-type="float">
            <text:p>0.1176558862</text:p>
          </table:table-cell>
          <table:table-cell office:value-type="float" office:value="0.309578134860916" calcext:value-type="float">
            <text:p>0.3095781349</text:p>
          </table:table-cell>
          <table:table-cell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630942970831" calcext:value-type="float">
            <text:p>0.116630943</text:p>
          </table:table-cell>
          <table:table-cell office:value-type="float" office:value="0.306713918151367" calcext:value-type="float">
            <text:p>0.3067139182</text:p>
          </table:table-cell>
          <table:table-cell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7657464151974" calcext:value-type="float">
            <text:p>0.1176574642</text:p>
          </table:table-cell>
          <table:table-cell table:style-name="ce3" office:value-type="float" office:value="0.309594316876224" calcext:value-type="float">
            <text:p>0.3095943169</text:p>
          </table:table-cell>
          <table:table-cell table:style-name="ce3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3546212606347" calcext:value-type="float">
            <text:p>0.1035462126</text:p>
          </table:table-cell>
          <table:table-cell office:value-type="float" office:value="0.268621454115896" calcext:value-type="float">
            <text:p>0.2686214541</text:p>
          </table:table-cell>
          <table:table-cell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train on Kurt's machine (fourth)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 table:number-rows-repeated="104835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mp iter featur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</text:p>
          </table:table-cell>
          <table:table-cell office:value-type="string" calcext:value-type="string">
            <text:p>200 features</text:p>
          </table:table-cell>
          <table:table-cell office:value-type="string" calcext:value-type="string">
            <text:p>300 featur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</table:table-row>
      </table:table>
      <table:table table:name="neg weigh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res</text:p>
          </table:table-cell>
          <table:table-cell office:value-type="string" calcext:value-type="string">
            <text:p>MAP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117081824797894" calcext:value-type="float">
            <text:p>0.1170818248</text:p>
          </table:table-cell>
          <table:table-cell table:style-name="ce5" office:value-type="float" office:value="0.118457928913835" calcext:value-type="float">
            <text:p>0.11845792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430" calcext:value-type="float">
            <text:p>430</text:p>
          </table:table-cell>
        </table:table-row>
      </table:table>
      <table:table table:name="AdaBoost model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es</text:p>
          </table:table-cell>
          <table:table-cell table:style-name="Default"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1007730226364" calcext:value-type="float">
            <text:p>0.081100773</text:p>
          </table:table-cell>
          <table:table-cell office:value-type="float" office:value="0.0976946427192774" calcext:value-type="float">
            <text:p>0.0976946427</text:p>
          </table:table-cell>
          <table:table-cell table:style-name="Default" office:value-type="float" office:value="0.102409318673021" calcext:value-type="float">
            <text:p>0.1024093187</text:p>
          </table:table-cell>
          <table:table-cell/>
          <table:table-cell office:value-type="string" calcext:value-type="string">
            <text:p>improvements in 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5" office:value-type="float" office:value="0.109857902646604" calcext:value-type="float">
            <text:p>0.1098579026</text:p>
          </table:table-cell>
          <table:table-cell office:value-type="float" office:value="0.112811382385926" calcext:value-type="float">
            <text:p>0.1128113824</text:p>
          </table:table-cell>
          <table:table-cell/>
          <table:table-cell table:formula="of:=([.B3]-[.B2])/[.B2]" office:value-type="float" office:value="0.235548972528297" calcext:value-type="float">
            <text:p>0.2355489725</text:p>
          </table:table-cell>
          <table:table-cell table:formula="of:=([.C3]-[.C2])/[.C2]" office:value-type="float" office:value="0.12450283443154" calcext:value-type="float">
            <text:p>0.1245028344</text:p>
          </table:table-cell>
          <table:table-cell table:formula="of:=([.D3]-[.D2])/[.D2]" office:value-type="float" office:value="0.101573409995211" calcext:value-type="float">
            <text:p>0.10157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1070037668928" calcext:value-type="float">
            <text:p>0.1070037669</text:p>
          </table:table-cell>
          <table:table-cell table:style-name="ce5" office:value-type="float" office:value="0.11394730472743" calcext:value-type="float">
            <text:p>0.1139473047</text:p>
          </table:table-cell>
          <table:table-cell office:value-type="float" office:value="0.11607412318666" calcext:value-type="float">
            <text:p>0.1160741232</text:p>
          </table:table-cell>
          <table:table-cell/>
          <table:table-cell table:formula="of:=([.B4]-[.B3])/[.B3]" office:value-type="float" office:value="0.0678594835452778" calcext:value-type="float">
            <text:p>0.0678594835</text:p>
          </table:table-cell>
          <table:table-cell table:formula="of:=([.C4]-[.C3])/[.C3]" office:value-type="float" office:value="0.037224468903079" calcext:value-type="float">
            <text:p>0.0372244689</text:p>
          </table:table-cell>
          <table:table-cell table:formula="of:=([.D4]-[.D3])/[.D3]" office:value-type="float" office:value="0.0289220886379372" calcext:value-type="float">
            <text:p>0.0289220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110766276008079" calcext:value-type="float">
            <text:p>0.110766276</text:p>
          </table:table-cell>
          <table:table-cell table:style-name="ce5" office:value-type="float" office:value="0.115865863845649" calcext:value-type="float">
            <text:p>0.1158658638</text:p>
          </table:table-cell>
          <table:table-cell office:value-type="float" office:value="0.117631625186879" calcext:value-type="float">
            <text:p>0.1176316252</text:p>
          </table:table-cell>
          <table:table-cell/>
          <table:table-cell table:formula="of:=([.B5]-[.B4])/[.B4]" office:value-type="float" office:value="0.0351623987130137" calcext:value-type="float">
            <text:p>0.0351623987</text:p>
          </table:table-cell>
          <table:table-cell table:formula="of:=([.C5]-[.C4])/[.C4]" office:value-type="float" office:value="0.0168372487862555" calcext:value-type="float">
            <text:p>0.0168372488</text:p>
          </table:table-cell>
          <table:table-cell table:formula="of:=([.D5]-[.D4])/[.D4]" office:value-type="float" office:value="0.0134181672663974" calcext:value-type="float">
            <text:p>0.0134181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office:value-type="float" office:value="0.118457928913835" calcext:value-type="float">
            <text:p>0.1184579289</text:p>
          </table:table-cell>
          <table:table-cell/>
          <table:table-cell table:formula="of:=([.B6]-[.B5])/[.B5]" office:value-type="float" office:value="0.0179565803976558" calcext:value-type="float">
            <text:p>0.0179565804</text:p>
          </table:table-cell>
          <table:table-cell table:formula="of:=([.C6]-[.C5])/[.C5]" office:value-type="float" office:value="0.0104945573431779" calcext:value-type="float">
            <text:p>0.0104945573</text:p>
          </table:table-cell>
          <table:table-cell table:formula="of:=([.D6]-[.D5])/[.D5]" office:value-type="float" office:value="0.00702450319498063" calcext:value-type="float">
            <text:p>0.0070245032</text:p>
          </table:table-cell>
        </table:table-row>
      </table:table>
      <table:table table:name="prediction rules o modelNum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 (300 features, 2000 iterations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articleus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811382385926" calcext:value-type="float">
            <text:p>0.1128113824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109978648519984" calcext:value-type="float">
            <text:p>0.10997864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07412318666" calcext:value-type="float">
            <text:p>0.1160741232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113291260133" calcext:value-type="float">
            <text:p>0.11329126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7631625186879" calcext:value-type="float">
            <text:p>0.1176316252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117502090805688" calcext:value-type="float">
            <text:p>0.1175020908</text:p>
          </table:table-cell>
          <table:table-cell office:value-type="float" office:value="0.115215930762675" calcext:value-type="float">
            <text:p>0.1152159308</text:p>
          </table:table-cell>
          <table:table-cell table:style-name="ce3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table:number-columns-repeated="2"/>
        </table:table-row>
      </table:table>
      <table:table table:name="prediction rules o 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 (3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1084285978548" calcext:value-type="float">
            <text:p>0.091084286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0906438423309532" calcext:value-type="float">
            <text:p>0.0906438423</text:p>
          </table:table-cell>
          <table:table-cell office:value-type="float" office:value="0.0850464475500978" calcext:value-type="float">
            <text:p>0.0850464476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0528426458300679" calcext:value-type="float">
            <text:p>0.05284264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114203657556326" calcext:value-type="float">
            <text:p>0.114203657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</table:table>
      <table:table table:name="prediction rules o featur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features (20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112755259548567" calcext:value-type="float">
            <text:p>0.1127552595</text:p>
          </table:table-cell>
          <table:table-cell office:value-type="string" calcext:value-type="string">
            <text:p>0.11048373107860136</text:p>
          </table:table-cell>
          <table:table-cell office:value-type="float" office:value="0.112730312541742" calcext:value-type="float">
            <text:p>0.1127303125</text:p>
          </table:table-cell>
          <table:table-cell office:value-type="float" office:value="0.110368302157347" calcext:value-type="float">
            <text:p>0.1103683022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08110077302263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office:value-type="float" office:value="0.114899727996727" calcext:value-type="float">
            <text:p>0.114899728</text:p>
          </table:table-cell>
          <table:table-cell office:value-type="float" office:value="0.117028908619527" calcext:value-type="float">
            <text:p>0.1170289086</text:p>
          </table:table-cell>
          <table:table-cell office:value-type="float" office:value="0.114852845868231" calcext:value-type="float">
            <text:p>0.1148528459</text:p>
          </table:table-cell>
          <table:table-cell office:value-type="float" office:value="0.0952270569105034" calcext:value-type="float">
            <text:p>0.0952270569</text:p>
          </table:table-cell>
          <table:table-cell office:value-type="float" office:value="0.0976946427192774" calcext:value-type="float">
            <text:p>0.09769464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>
          <table:table-cell/>
          <table:table-cell table:style-name="ce5"/>
          <table:table-cell table:number-columns-repeated="5"/>
        </table:table-row>
      </table:table>
      <table:table table:name="CFItemNNCandidate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3:49:46.4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4T18:04:15.532000000</dc:date>
    <meta:editing-duration>P3DT12H40M57S</meta:editing-duration>
    <meta:editing-cycles>306</meta:editing-cycles>
    <meta:generator>LibreOffice/4.3.7.2$Windows_x86 LibreOffice_project/8a35821d8636a03b8bf4e15b48f59794652c68ba</meta:generator>
    <meta:document-statistic meta:table-count="15" meta:cell-count="2988" meta:object-count="0"/>
  </office:meta>
</office:document-meta>
</file>